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LTemplatesFactory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TemplatesFactory.getTemplateNameByRef( String refGroupName ,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URLTemplatesFactory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TemplatesFactory.loadTemplates( Elem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URLTemplatesFactory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RLTemplatesFactory.getURL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RLTemplatesFactory.getElementText( Element parent , String elem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RLTemplatesFactory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TemplatesFactory.getURLTempla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URLTemplatesFactory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TemplatesFactory.loadTemplateRefGroups( Elem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faultURLTemplatesFactory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TemplatesFactory.load( ServletContext servlet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68">
            <text:p text:style-name="Table_20_Contents">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